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1"/>
    <style:style style:name="P2" style:family="paragraph" style:parent-style-name="UBUcuerpoTrabajo" style:list-style-name="L3"/>
    <style:style style:name="P3" style:family="paragraph" style:parent-style-name="UBUcuerpoTrabajo" style:list-style-name="L4"/>
    <style:style style:name="P4" style:family="paragraph" style:parent-style-name="Heading_20_1" style:master-page-name="">
      <style:paragraph-properties style:page-number="auto" fo:break-before="auto" fo:break-aft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bjetivos del proyecto </text:h>
      <text:p text:style-name="UBUcuerpoTrabajo">En esta sección se detallan los diversos objetivos que se buscaban conseguir a la hora de realizar el proyecto.</text:p>
      <text:h text:style-name="Heading_20_2" text:outline-level="2">Objetivos generales</text:h>
      <text:list xml:id="list7967444763022485862" text:style-name="L1">
        <text:list-item>
          <text:p text:style-name="P1">Desarrollar una aplicación web que permita a los usuarios generar una red de interacciones entre los personajes de un ePub.</text:p>
        </text:list-item>
        <text:list-item>
          <text:p text:style-name="P1">Desarrollar herramientas que permitan al usuario personalizar los datos a obtener.</text:p>
        </text:list-item>
        <text:list-item>
          <text:p text:style-name="P1">Facilitar la visualización de la red obtenida y la personalización de esta sin costes elevados de tiempo.</text:p>
        </text:list-item>
        <text:list-item>
          <text:p text:style-name="P1">Ofrecer mayor información sobre los datos obtenidos mediante informes personalizables.</text:p>
        </text:list-item>
      </text:list>
      <text:h text:style-name="Heading_20_2" text:outline-level="2">Objetivos técnicos</text:h>
      <text:list xml:id="list491877129188618185" text:style-name="L3">
        <text:list-item>
          <text:p text:style-name="P2">Utilizar analizadores léxicos para la creación automática de un diccionario de personajes y para encontrar las posiciones de los personajes del diccionario en el texto.</text:p>
        </text:list-item>
        <text:list-item>
          <text:p text:style-name="P2">Integrar el proyecto network_styling_with_d3 para la visualización de la red generada.</text:p>
        </text:list-item>
        <text:list-item>
          <text:p text:style-name="P2">Permitir al usuario arrastrar personajes para juntarlos.</text:p>
        </text:list-item>
        <text:list-item>
          <text:p text:style-name="P2">Permitir el acceso concurrente a la aplicación.</text:p>
        </text:list-item>
        <text:list-item>
          <text:p text:style-name="P2">Internacionalizar la aplicación de forma que pueda ser accedida y entendida por personas que hablen inglés y/o español.</text:p>
        </text:list-item>
        <text:list-item>
          <text:p text:style-name="P2">Utilizar Python para generar las redes de interacciones.</text:p>
        </text:list-item>
        <text:list-item>
          <text:p text:style-name="P2">Utilizar Flask para el desarrollo web.</text:p>
        </text:list-item>
        <text:list-item>
          <text:p text:style-name="P2">Utilizar Networkx para el análisis de los datos generados.</text:p>
        </text:list-item>
        <text:list-item>
          <text:p text:style-name="P2">Utilizar el patrón de diseño Modelo-Vista-Presentador</text:p>
        </text:list-item>
        <text:list-item>
          <text:p text:style-name="P2">Utilizar GitHub como herramienta de control de versiones.</text:p>
        </text:list-item>
        <text:list-item>
          <text:p text:style-name="P2">Proteger la información sensible almacenada en la aplicación frente a posibles ataques.</text:p>
        </text:list-item>
        <text:list-item>
          <text:p text:style-name="P2">Realizar test que garanticen la calidad del código.</text:p>
        </text:list-item>
        <text:list-item>
          <text:p text:style-name="P2">Aplicar la metodología ágil Scrum durante el desarrollo del software.</text:p>
        </text:list-item>
        <text:list-item>
          <text:p text:style-name="P2">Utilizar ZenHub como herramienta para la gestión de proyectos.</text:p>
        </text:list-item>
        <text:list-item>
          <text:p text:style-name="P2">Hacer disponible la aplicación a través de la web.</text:p>
        </text:list-item>
      </text:list>
      <text:h text:style-name="Heading_20_2" text:outline-level="2">Objetivos personales</text:h>
      <text:list xml:id="list2739879477293494779" text:style-name="L4">
        <text:list-item>
          <text:p text:style-name="P3">Aumentar conocimientos sobre el desarrollo web.</text:p>
        </text:list-item>
        <text:list-item>
          <text:p text:style-name="P3">Facilitar el trabajo docente.</text:p>
        </text:list-item>
        <text:list-item>
          <text:p text:style-name="P3">Aplicar conocimientos adquiridos durante el grado.</text:p>
        </text:list-item>
        <text:list-item>
          <text:p text:style-name="P3">Adquirir la experiencia de desarrollar un proyecto software desde cero utilizando metodologías ági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12</text:editing-cycles> <text:title/><text:modification-date style:data-style-name="N103">11/jun/19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6$Win32 OpenOffice.org_project/416m1$Build-9790</meta:generator>
    <dc:date>2019-06-11T13:42:45.16</dc:date>
    <dc:creator>Luis Miguel Cabrejas Arce</dc:creator>
    <meta:editing-duration>PT1H28M25S</meta:editing-duration>
    <meta:editing-cycles>12</meta:editing-cycles>
    <meta:document-statistic meta:table-count="0" meta:image-count="0" meta:object-count="0" meta:page-count="1" meta:paragraph-count="29" meta:word-count="295" meta:character-count="1942"/>
  </office:meta>
</office:document-meta>
</file>